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VL ゴシック" svg:font-family="'VL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VL ゴシック1" svg:font-family="'VL ゴシック'"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8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Arial Unicode MS" style:font-name-complex="Tahoma"/>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ja</text:p>
          </table:table-cell>
          <table:table-cell office:value-type="string">
            <text:p>コメントの挿入(~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2">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ja</text:p>
          </table:table-cell>
          <table:table-cell table:style-name="ce1" office:value-type="string">
            <text:p>自然順並び替えを有効にする(~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2">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ja</text:p>
          </table:table-cell>
          <table:table-cell office:value-type="string">
            <text:p>画像を保存(~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ja</text:p>
          </table:table-cell>
          <table:table-cell office:value-type="string">
            <text:p>\&lt;bookmark_value\&gt;並べ替え;データベース範囲のオプション\&lt;/bookmark_value\&gt;\&lt;bookmark_value\&gt;並べ替え;アジア言語\&lt;/bookmark_value\&gt;\&lt;bookmark_value\&gt;アジア言語;並べ替え\&lt;/bookmark_value\&gt;\&lt;bookmark_value\&gt;電話帳の並べ替え規則\&lt;/bookmark_value\&gt;\&lt;bookmark_value\&gt;自然順並び替えアルゴリズム\&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ja</text:p>
          </table:table-cell>
          <table:table-cell office:value-type="string">
            <text:p>自然順並び替えを有効にする</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ja</text:p>
          </table:table-cell>
          <table:table-cell office:value-type="string">
            <text:p>\&lt;ahelp hid=\"SC:CHECKBOX:RID_SCPAGE_SORT_OPTIONS:BTN_NATURALSORT\"\&gt;自然順並べ替えは、通常の文字列として並べ替えを行う従来のアルゴリズムの代わりに、文字列接頭辞付きの数値を数値の値に基づいて並べ替えるアルゴリズムです。\&lt;/ahelp\&gt; 例えば、A1, A2, A3, A4, A5, A6, ..., A19, A20, A21のような値があるとします。これらの値をセル範囲に入力して並べ替えを実行すると、A1, A11, A12, A13, ..., A19, A2, A20, A21, A3, A4, A5, ..., A9という並べ替え結果になります。この並べ替え動作は、内部的な並べ替えメカニズムを理解している人にとっては筋が通っているかもしれませんが、それ以外の人にとっては、完全に不都合ではないとしても全く奇妙なものに見えます。自然順並べ替え機能を有効にすると、上記の例のような値は「正しく」並べ替えられ、一般に並べ替え操作の利便性が向上します。</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ja</text:p>
          </table:table-cell>
          <table:table-cell office:value-type="string">
            <text:p>アクセサ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ja</text:p>
          </table:table-cell>
          <table:table-cell office:value-type="string">
            <text:p>%PRODUCTNAMEのアクセサリには様々なギャラリ、テンプレート、サンプルドキュメント、フォント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ギャラ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PRODUCTNAMEのギャラリには様々なテーマの2900個以上の要素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を使って完全なドキュメントを数秒で作成し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は学習に適し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PRODUCTNAME 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広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PRODUCTNAME 広告用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PRODUCTNAMEとその他のアプリケーション用の追加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のサポート</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ユーザーズマニュアル</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ja</text:p>
          </table:table-cell>
          <table:table-cell office:value-type="string">
            <text:p>このビルドはコミュニティーの協力とともにOxygenOfficeチームにより行われています。謝辞については以下をご覧ください: http://www.openoffice.org/welcome/credits.html</text:p>
          </table:table-cell>
          <table:table-cell table:number-columns-repeated="3"/>
          <table:table-cell office:value-type="string">
            <text:p>20070218 23:00:20</text:p>
          </table:table-cell>
        </table:table-row>
      </table:table>
      <table:database-ranges>
        <table:database-range table:target-range-address="Munkalap1.A1:Munkalap1.K7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VL ゴシック" svg:font-family="'VL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VL ゴシック1" svg:font-family="'VL 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hu" number:country="HU">Ft</number:currency-symbol>
    </number:currency-style>
    <number:currency-style style:name="N109">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30">2007/10/30</text:date>, <text:time>00:54:5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6-20T13:26:23</meta:creation-date>
    <dc:creator>Tomoyuki Sato</dc:creator>
    <dc:date>2007-10-30T00:54:57</dc:date>
    <dc:language>en-US</dc:language>
    <meta:editing-cycles>7</meta:editing-cycles>
    <meta:editing-duration>PT3H13M34S</meta:editing-duration>
    <meta:user-defined meta:name="Info 1"/>
    <meta:user-defined meta:name="Info 2"/>
    <meta:user-defined meta:name="Info 3"/>
    <meta:user-defined meta:name="Info 4"/>
    <meta:document-statistic meta:table-count="1" meta:cell-count="684"/>
  </office:meta>
</office:document-meta>
</file>